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76CC2D4E6ADB90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69cm, 8.727cm, 7.844cm, 9.13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05cm" svg:height="4.825cm" svg:x="5.953cm" svg:y="10.398cm">
          <draw:image xlink:href="Pictures/10000201000005560000030076CC2D4E6ADB90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8T13:35:30.719407099</dc:date>
    <meta:editing-duration>PT2H12M</meta:editing-duration>
    <meta:editing-cycles>1</meta:editing-cycles>
    <meta:generator>LibreOffice/6.0.7.3$Linux_X86_64 LibreOffice_project/00m0$Build-3</meta:generator>
    <meta:document-statistic meta:object-count="1"/>
  </office:meta>
</office:document-meta>
</file>